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230cf" officeooo:paragraph-rsid="000230cf"/>
    </style:style>
    <style:style style:name="P2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230cf"/>
    </style:style>
    <style:style style:name="P3" style:family="paragraph" style:parent-style-name="Standard">
      <style:text-properties officeooo:paragraph-rsid="000230cf"/>
    </style:style>
    <style:style style:name="P4" style:family="paragraph" style:parent-style-name="Standard" style:master-page-name="">
      <loext:graphic-properties draw:fill="none"/>
      <style:paragraph-properties fo:margin-left="8.2cm" fo:margin-right="0cm" fo:text-align="center" style:justify-single-word="false" fo:text-indent="0cm" style:auto-text-indent="false" style:page-number="auto" fo:background-color="transparent"/>
      <style:text-properties style:font-name="DejaVu Sans" fo:font-size="16pt" fo:font-weight="bold" officeooo:rsid="000230cf" officeooo:paragraph-rsid="000230cf" style:font-size-asian="16pt" style:font-weight-asian="bold" style:font-size-complex="16pt" style:font-weight-complex="bold"/>
    </style:style>
    <style:style style:name="T1" style:family="text">
      <style:text-properties officeooo:rsid="00023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uan Carlos Francisco Mesa</text:p>
      <text:p text:style-name="P2">Santa Cruz de Tenerife – España</text:p>
      <text:p text:style-name="P2">+34 622 04 09 38</text:p>
      <text:p text:style-name="Horizontal_20_Line"/>
      <text:p text:style-name="P1">Atención:</text:p>
      <text:p text:style-name="P1">MIA ADVANCED SYSTEMS S.L.</text:p>
      <text:p text:style-name="P1">A quien corresponda.-</text:p>
      <text:p text:style-name="P1"/>
      <text:p text:style-name="P3"><text:span text:style-name="T1">Envío la presente comunicación en respuesta a la vacante de empleo publicada en el portal de InfoJobs el día 14 de diciembre de 2023, en donde solicitan Desarrollador full stack junior <text:s/>con php, con el objetivo de presentarme para el puesto y adjuntarle mi curriculum de modo que el mismo, pueda ser sometido a consideración en el presente proceso de contratación.<text:line-break/>Como podrá apreciar en el curriculum, estoy familiarizado con el stack tecnológico descrito en la respectiva convocatoria además que mantengo una gran pasión por seguir aprendiendo, siendo quizás, <text:s/>la declaración en su web de ser “...expertos en la transformación digital, la aplicación pragmática de la Inteligencia Artificial a procesos de negocio y la analítica de datos” lo que más me impresionó, por lo que me gustaría mucho formar parte su equipo y contribuir en la medida de mis posibilidades, si tienen a bien considerar de manera favorable la presente postulación.<text:line-break/>Sin más nada que agregar y a la espera de su respuesta me despido.<text:line-break/>Atentamente.-</text:span></text:p>
      <text:p text:style-name="P3"/>
      <text:p text:style-name="P3"/>
      <text:p text:style-name="P3"/>
      <text:p text:style-name="P1">Juan Carlos Francisco Mes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style:border-line-width-bottom="0.026cm 0.004cm 0.053cm" fo:padding="0cm" fo:border-left="none" fo:border-right="none" fo:border-top="none" fo:border-bottom="0.51pt double #000000" text:number-lines="false" text:line-number="0" style:join-border="false">
        <style:tab-stops/>
      </style:paragraph-properties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2:11:22.367182418</meta:creation-date>
    <dc:date>2024-01-02T12:58:49.129167045</dc:date>
    <meta:editing-duration>PT47M27S</meta:editing-duration>
    <meta:editing-cycles>1</meta:editing-cycles>
    <meta:document-statistic meta:table-count="0" meta:image-count="0" meta:object-count="0" meta:page-count="1" meta:paragraph-count="8" meta:word-count="192" meta:character-count="1174" meta:non-whitespace-character-count="987"/>
    <meta:generator>LibreOffice/7.5.9.2$Linux_X86_64 LibreOffice_project/50$Build-2</meta:generator>
  </office:meta>
</office:document-meta>
</file>